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032b" officeooo:paragraph-rsid="0009032b"/>
    </style:style>
    <style:style style:name="P2" style:family="paragraph" style:parent-style-name="Standard">
      <style:text-properties officeooo:rsid="0009bf65" officeooo:paragraph-rsid="0009bf65"/>
    </style:style>
    <style:style style:name="P3" style:family="paragraph" style:parent-style-name="Standard" style:list-style-name="L3">
      <style:text-properties officeooo:rsid="0009bf65" officeooo:paragraph-rsid="0009bf65"/>
    </style:style>
    <style:style style:name="P4" style:family="paragraph" style:parent-style-name="Standard">
      <style:text-properties officeooo:paragraph-rsid="0009bf65"/>
    </style:style>
    <style:style style:name="P5" style:family="paragraph" style:parent-style-name="Standard" style:list-style-name="L2">
      <style:text-properties officeooo:paragraph-rsid="0009bf65"/>
    </style:style>
    <style:style style:name="P6" style:family="paragraph" style:parent-style-name="Standard" style:list-style-name="L4">
      <style:text-properties officeooo:paragraph-rsid="0009bf65"/>
    </style:style>
    <style:style style:name="P7" style:family="paragraph" style:parent-style-name="Standard" style:list-style-name="L4">
      <style:text-properties officeooo:rsid="000c4818" officeooo:paragraph-rsid="000c4818"/>
    </style:style>
    <style:style style:name="P8" style:family="paragraph" style:parent-style-name="Standard" style:list-style-name="L2">
      <style:text-properties officeooo:rsid="000d72d1" officeooo:paragraph-rsid="000d72d1"/>
    </style:style>
    <style:style style:name="P9" style:family="paragraph" style:parent-style-name="Standard" style:list-style-name="L3">
      <style:text-properties officeooo:rsid="000d72d1" officeooo:paragraph-rsid="000d72d1"/>
    </style:style>
    <style:style style:name="P10" style:family="paragraph" style:parent-style-name="Standard">
      <style:text-properties officeooo:rsid="000d72d1" officeooo:paragraph-rsid="000d72d1"/>
    </style:style>
    <style:style style:name="P11" style:family="paragraph" style:parent-style-name="Standard" style:list-style-name="L5">
      <style:text-properties officeooo:rsid="000d72d1" officeooo:paragraph-rsid="000d72d1"/>
    </style:style>
    <style:style style:name="P12" style:family="paragraph" style:parent-style-name="Standard">
      <style:text-properties officeooo:rsid="00106723" officeooo:paragraph-rsid="00106723"/>
    </style:style>
    <style:style style:name="P13" style:family="paragraph" style:parent-style-name="Standard" style:list-style-name="L6">
      <style:text-properties officeooo:rsid="00106723" officeooo:paragraph-rsid="00106723"/>
    </style:style>
    <style:style style:name="P14" style:family="paragraph" style:parent-style-name="Standard" style:list-style-name="L6">
      <style:text-properties officeooo:rsid="00140d07" officeooo:paragraph-rsid="00140d07"/>
    </style:style>
    <style:style style:name="P15" style:family="paragraph" style:parent-style-name="Standard">
      <style:text-properties officeooo:rsid="00140d07" officeooo:paragraph-rsid="00140d07"/>
    </style:style>
    <style:style style:name="P16" style:family="paragraph" style:parent-style-name="Standard">
      <style:text-properties officeooo:rsid="0015bc8f" officeooo:paragraph-rsid="0015bc8f"/>
    </style:style>
    <style:style style:name="P17" style:family="paragraph" style:parent-style-name="Standard" style:list-style-name="L7">
      <style:text-properties officeooo:rsid="0015bc8f" officeooo:paragraph-rsid="0015bc8f"/>
    </style:style>
    <style:style style:name="P18" style:family="paragraph" style:parent-style-name="Standard" style:list-style-name="L6">
      <style:text-properties officeooo:rsid="0016e417" officeooo:paragraph-rsid="0016e417"/>
    </style:style>
    <style:style style:name="P19" style:family="paragraph" style:parent-style-name="Standard" style:list-style-name="L3">
      <style:text-properties officeooo:rsid="0016e417" officeooo:paragraph-rsid="0016e417"/>
    </style:style>
    <style:style style:name="P20" style:family="paragraph" style:parent-style-name="Standard" style:list-style-name="L2">
      <style:text-properties officeooo:rsid="00198d5d" officeooo:paragraph-rsid="00198d5d"/>
    </style:style>
    <style:style style:name="P21" style:family="paragraph" style:parent-style-name="Standard" style:list-style-name="L2">
      <style:text-properties officeooo:rsid="00199212" officeooo:paragraph-rsid="00199212"/>
    </style:style>
    <style:style style:name="P22" style:family="paragraph" style:parent-style-name="Standard">
      <style:text-properties officeooo:rsid="001a62d0" officeooo:paragraph-rsid="001a62d0"/>
    </style:style>
    <style:style style:name="P23" style:family="paragraph" style:parent-style-name="Standard" style:list-style-name="L8">
      <style:text-properties officeooo:rsid="001a62d0" officeooo:paragraph-rsid="001a62d0"/>
    </style:style>
    <style:style style:name="P24" style:family="paragraph" style:parent-style-name="Standard" style:list-style-name="L8">
      <style:text-properties officeooo:rsid="002351e3" officeooo:paragraph-rsid="002351e3"/>
    </style:style>
    <style:style style:name="P25" style:family="paragraph" style:parent-style-name="Standard">
      <style:text-properties officeooo:rsid="002351e3" officeooo:paragraph-rsid="002351e3"/>
    </style:style>
    <style:style style:name="P26" style:family="paragraph" style:parent-style-name="Standard" style:list-style-name="L9">
      <style:text-properties officeooo:rsid="002351e3" officeooo:paragraph-rsid="00269f74"/>
    </style:style>
    <style:style style:name="P27" style:family="paragraph" style:parent-style-name="Standard">
      <style:text-properties officeooo:rsid="00269f74" officeooo:paragraph-rsid="00269f74"/>
    </style:style>
    <style:style style:name="P28" style:family="paragraph" style:parent-style-name="Standard" style:list-style-name="L10">
      <style:text-properties officeooo:rsid="00269f74" officeooo:paragraph-rsid="00269f74"/>
    </style:style>
    <style:style style:name="P29" style:family="paragraph" style:parent-style-name="Standard">
      <style:text-properties officeooo:rsid="0026d3f1" officeooo:paragraph-rsid="0026d3f1"/>
    </style:style>
    <style:style style:name="P30" style:family="paragraph" style:parent-style-name="Standard" style:list-style-name="L11">
      <style:text-properties officeooo:rsid="0026d3f1" officeooo:paragraph-rsid="0026d3f1"/>
    </style:style>
    <style:style style:name="P31" style:family="paragraph" style:parent-style-name="Standard" style:list-style-name="L11">
      <style:text-properties officeooo:rsid="00289380" officeooo:paragraph-rsid="00289380"/>
    </style:style>
    <style:style style:name="P32" style:family="paragraph" style:parent-style-name="Standard">
      <style:text-properties officeooo:rsid="00289380" officeooo:paragraph-rsid="00289380"/>
    </style:style>
    <style:style style:name="P33" style:family="paragraph" style:parent-style-name="Standard">
      <style:text-properties officeooo:rsid="00296f65" officeooo:paragraph-rsid="00296f65"/>
    </style:style>
    <style:style style:name="P34" style:family="paragraph" style:parent-style-name="Standard" style:list-style-name="L12">
      <style:text-properties officeooo:rsid="00296f65" officeooo:paragraph-rsid="00296f65"/>
    </style:style>
    <style:style style:name="P35" style:family="paragraph" style:parent-style-name="Standard">
      <style:text-properties officeooo:rsid="002b1fae" officeooo:paragraph-rsid="002b1fae"/>
    </style:style>
    <style:style style:name="P36" style:family="paragraph" style:parent-style-name="Standard">
      <style:text-properties officeooo:rsid="002c0cbc" officeooo:paragraph-rsid="002b1fae"/>
    </style:style>
    <style:style style:name="P37" style:family="paragraph" style:parent-style-name="Standard">
      <style:text-properties officeooo:rsid="002c0cbc" officeooo:paragraph-rsid="002c0cbc"/>
    </style:style>
    <style:style style:name="P38" style:family="paragraph" style:parent-style-name="Standard">
      <style:text-properties officeooo:paragraph-rsid="002c0cbc"/>
    </style:style>
    <style:style style:name="P39" style:family="paragraph" style:parent-style-name="Standard">
      <style:text-properties officeooo:rsid="002dd472" officeooo:paragraph-rsid="002dd472"/>
    </style:style>
    <style:style style:name="P40" style:family="paragraph" style:parent-style-name="Standard" style:list-style-name="L13">
      <style:text-properties officeooo:rsid="002edc78" officeooo:paragraph-rsid="002edc78"/>
    </style:style>
    <style:style style:name="P41" style:family="paragraph" style:parent-style-name="Standard">
      <style:text-properties officeooo:rsid="002edc78" officeooo:paragraph-rsid="002edc78"/>
    </style:style>
    <style:style style:name="P42" style:family="paragraph" style:parent-style-name="Standard" style:list-style-name="L14">
      <style:text-properties officeooo:rsid="002f4acd" officeooo:paragraph-rsid="002f4acd"/>
    </style:style>
    <style:style style:name="P43" style:family="paragraph" style:parent-style-name="Standard">
      <style:text-properties officeooo:rsid="002f4acd" officeooo:paragraph-rsid="002f4acd"/>
    </style:style>
    <style:style style:name="P44" style:family="paragraph" style:parent-style-name="Standard" style:list-style-name="L15">
      <style:text-properties officeooo:rsid="00311a47" officeooo:paragraph-rsid="00311a47"/>
    </style:style>
    <style:style style:name="P45" style:family="paragraph" style:parent-style-name="Standard" style:list-style-name="L14">
      <style:text-properties officeooo:rsid="0031fe5d" officeooo:paragraph-rsid="0031fe5d"/>
    </style:style>
    <style:style style:name="P46" style:family="paragraph" style:parent-style-name="Standard">
      <style:text-properties officeooo:rsid="00339df0" officeooo:paragraph-rsid="00339df0"/>
    </style:style>
    <style:style style:name="P47" style:family="paragraph" style:parent-style-name="Standard" style:list-style-name="L16">
      <style:text-properties officeooo:rsid="00339df0" officeooo:paragraph-rsid="00339df0"/>
    </style:style>
    <style:style style:name="P48" style:family="paragraph" style:parent-style-name="Standard" style:list-style-name="L17">
      <style:text-properties officeooo:rsid="003701ba" officeooo:paragraph-rsid="003701ba"/>
    </style:style>
    <style:style style:name="P49" style:family="paragraph" style:parent-style-name="Standard" style:list-style-name="L17">
      <style:text-properties officeooo:rsid="00389a9b" officeooo:paragraph-rsid="00389a9b"/>
    </style:style>
    <style:style style:name="P50" style:family="paragraph" style:parent-style-name="Standard" style:list-style-name="L18">
      <style:text-properties officeooo:rsid="003a24cf" officeooo:paragraph-rsid="003a24cf"/>
    </style:style>
    <style:style style:name="P51" style:family="paragraph" style:parent-style-name="Standard" style:list-style-name="L18">
      <style:text-properties officeooo:rsid="003a3e90" officeooo:paragraph-rsid="003a3e90"/>
    </style:style>
    <style:style style:name="P52" style:family="paragraph" style:parent-style-name="Standard">
      <style:text-properties officeooo:rsid="003ae41f" officeooo:paragraph-rsid="003ae41f"/>
    </style:style>
    <style:style style:name="P53" style:family="paragraph" style:parent-style-name="Standard" style:list-style-name="L19">
      <style:text-properties officeooo:rsid="003ae41f" officeooo:paragraph-rsid="003ae41f"/>
    </style:style>
    <style:style style:name="P54" style:family="paragraph" style:parent-style-name="Standard">
      <style:text-properties officeooo:rsid="003ced9d" officeooo:paragraph-rsid="003ced9d"/>
    </style:style>
    <style:style style:name="P55" style:family="paragraph" style:parent-style-name="Standard" style:list-style-name="L20">
      <style:text-properties officeooo:rsid="003ced9d" officeooo:paragraph-rsid="003ced9d"/>
    </style:style>
    <style:style style:name="P56" style:family="paragraph" style:parent-style-name="Standard">
      <style:text-properties officeooo:rsid="0042a2f7" officeooo:paragraph-rsid="0042a2f7"/>
    </style:style>
    <style:style style:name="P57" style:family="paragraph" style:parent-style-name="Standard" style:list-style-name="L21">
      <style:text-properties officeooo:rsid="0042a2f7" officeooo:paragraph-rsid="0042a2f7"/>
    </style:style>
    <style:style style:name="P58" style:family="paragraph" style:parent-style-name="Standard" style:list-style-name="L21">
      <style:text-properties officeooo:rsid="0042bb56" officeooo:paragraph-rsid="0042bb56"/>
    </style:style>
    <style:style style:name="P59" style:family="paragraph" style:parent-style-name="Standard" style:list-style-name="L21">
      <style:text-properties officeooo:rsid="0042cb69" officeooo:paragraph-rsid="0042cb69"/>
    </style:style>
    <style:style style:name="P60" style:family="paragraph" style:parent-style-name="Standard">
      <style:text-properties officeooo:rsid="0042cb69" officeooo:paragraph-rsid="0042cb69"/>
    </style:style>
    <style:style style:name="P61" style:family="paragraph" style:parent-style-name="Standard">
      <style:text-properties officeooo:rsid="0043bc61" officeooo:paragraph-rsid="0043bc61"/>
    </style:style>
    <style:style style:name="P62" style:family="paragraph" style:parent-style-name="Standard" style:list-style-name="L22">
      <style:text-properties officeooo:rsid="0043bc61" officeooo:paragraph-rsid="00456e53"/>
    </style:style>
    <style:style style:name="P63" style:family="paragraph" style:parent-style-name="Standard" style:list-style-name="L22">
      <style:text-properties officeooo:rsid="0043bc61" officeooo:paragraph-rsid="004f735b"/>
    </style:style>
    <style:style style:name="P64" style:family="paragraph" style:parent-style-name="Standard" style:list-style-name="L22">
      <style:text-properties officeooo:rsid="00652e98" officeooo:paragraph-rsid="00652e98"/>
    </style:style>
    <style:style style:name="P65" style:family="paragraph" style:parent-style-name="Standard" style:list-style-name="L22">
      <style:text-properties officeooo:rsid="006d29d8" officeooo:paragraph-rsid="006d29d8"/>
    </style:style>
    <style:style style:name="T1" style:family="text">
      <style:text-properties officeooo:rsid="0009bf65"/>
    </style:style>
    <style:style style:name="T2" style:family="text">
      <style:text-properties officeooo:rsid="000bae31"/>
    </style:style>
    <style:style style:name="T3" style:family="text">
      <style:text-properties officeooo:rsid="000d72d1"/>
    </style:style>
    <style:style style:name="T4" style:family="text">
      <style:text-properties officeooo:rsid="0010ec95"/>
    </style:style>
    <style:style style:name="T5" style:family="text">
      <style:text-properties officeooo:rsid="0015bc8f"/>
    </style:style>
    <style:style style:name="T6" style:family="text">
      <style:text-properties officeooo:rsid="0017d9aa"/>
    </style:style>
    <style:style style:name="T7" style:family="text">
      <style:text-properties officeooo:rsid="00195316"/>
    </style:style>
    <style:style style:name="T8" style:family="text">
      <style:text-properties officeooo:rsid="00197aaa"/>
    </style:style>
    <style:style style:name="T9" style:family="text">
      <style:text-properties officeooo:rsid="00198d5d"/>
    </style:style>
    <style:style style:name="T10" style:family="text">
      <style:text-properties officeooo:rsid="001a95bb"/>
    </style:style>
    <style:style style:name="T11" style:family="text">
      <style:text-properties officeooo:rsid="00200491"/>
    </style:style>
    <style:style style:name="T12" style:family="text">
      <style:text-properties officeooo:rsid="002351e3"/>
    </style:style>
    <style:style style:name="T13" style:family="text">
      <style:text-properties officeooo:rsid="0024a4f8"/>
    </style:style>
    <style:style style:name="T14" style:family="text">
      <style:text-properties officeooo:rsid="00289380"/>
    </style:style>
    <style:style style:name="T15" style:family="text">
      <style:text-properties officeooo:rsid="00296f65"/>
    </style:style>
    <style:style style:name="T16" style:family="text">
      <style:text-properties officeooo:rsid="002edc78"/>
    </style:style>
    <style:style style:name="T17" style:family="text">
      <style:text-properties officeooo:rsid="0035043c"/>
    </style:style>
    <style:style style:name="T18" style:family="text">
      <style:text-properties officeooo:rsid="00396286"/>
    </style:style>
    <style:style style:name="T19" style:family="text">
      <style:text-properties officeooo:rsid="003a24cf"/>
    </style:style>
    <style:style style:name="T20" style:family="text">
      <style:text-properties officeooo:rsid="003a7fda"/>
    </style:style>
    <style:style style:name="T21" style:family="text">
      <style:text-properties officeooo:rsid="003b0318"/>
    </style:style>
    <style:style style:name="T22" style:family="text">
      <style:text-properties officeooo:rsid="003e5561"/>
    </style:style>
    <style:style style:name="T23" style:family="text">
      <style:text-properties officeooo:rsid="003f179d"/>
    </style:style>
    <style:style style:name="T24" style:family="text">
      <style:text-properties officeooo:rsid="004063b8"/>
    </style:style>
    <style:style style:name="T25" style:family="text">
      <style:text-properties officeooo:rsid="0041556d"/>
    </style:style>
    <style:style style:name="T26" style:family="text">
      <style:text-properties officeooo:rsid="004560cf"/>
    </style:style>
    <style:style style:name="T27" style:family="text">
      <style:text-properties officeooo:rsid="00456e53"/>
    </style:style>
    <style:style style:name="T28" style:family="text">
      <style:text-properties officeooo:rsid="004a4c7f"/>
    </style:style>
    <style:style style:name="T29" style:family="text">
      <style:text-properties officeooo:rsid="004caf03"/>
    </style:style>
    <style:style style:name="T30" style:family="text">
      <style:text-properties officeooo:rsid="005f7ce1"/>
    </style:style>
    <style:style style:name="T31" style:family="text">
      <style:text-properties officeooo:rsid="0066ec75"/>
    </style:style>
    <style:style style:name="T32" style:family="text">
      <style:text-properties officeooo:rsid="006924e5"/>
    </style:style>
    <style:style style:name="T33" style:family="text">
      <style:text-properties officeooo:rsid="006e915d"/>
    </style:style>
    <style:style style:name="T34" style:family="text">
      <style:text-properties officeooo:rsid="0072c252"/>
    </style:style>
    <text:list-style style:name="L1">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04.10 </text:p>
      <text:list xml:id="list3672159831" text:style-name="L4">
        <text:list-item>
          <text:p text:style-name="P6"><text:span text:style-name="T1">illogical thinking. </text:span></text:p>
        </text:list-item>
        <text:list-item>
          <text:p text:style-name="P7">Overly emotional for no reason </text:p>
        </text:list-item>
        <text:list-item>
          <text:p text:style-name="P7">lacking goals <text:span text:style-name="T9">and lacking initiatives, never critically thinking. Mind was overly emotional and lacked logic. (write your thoughts down and structure them so that it is coherent. Human beings are atrocious at making decisions and remembering things. Humans need a written approach to refrain from being unduly influenced by avaiability bias, recency bias)</text:span></text:p>
        </text:list-item>
      </text:list>
      <text:p text:style-name="P2"/>
      <text:p text:style-name="P4"><text:span text:style-name="T1">2005.10.10 Monday</text:span></text:p>
      <text:list xml:id="list2984475813" text:style-name="L2">
        <text:list-item>
          <text:p text:style-name="P5"><text:span text:style-name="T1">overly emotional </text:span></text:p>
        </text:list-item>
        <text:list-item>
          <text:p text:style-name="P8">no utility from that lifestyle/<text:span text:style-name="T8">city</text:span> <text:span text:style-name="T7">(finish degree, then explore other places, lifestyles)</text:span></text:p>
        </text:list-item>
        <text:list-item>
          <text:p text:style-name="P20">Toronto did not prove to be a worthy destination → do not stay there. (NYC turned out to be way better)</text:p>
        </text:list-item>
        <text:list-item>
          <text:p text:style-name="P21">Focus on making money so you can be independent and choose wherever you want to live</text:p>
        </text:list-item>
      </text:list>
      <text:p text:style-name="P2"/>
      <text:p text:style-name="P1"/>
      <text:p text:style-name="P1">2006.7.6 Thursday</text:p>
      <text:list xml:id="list1623846280" text:style-name="L3">
        <text:list-item>
          <text:p text:style-name="P3">argue for no reason <text:span text:style-name="T3">(noone ever wins an argument, walk away)</text:span></text:p>
        </text:list-item>
        <text:list-item>
          <text:p text:style-name="P9">being overly emotional (always show less emotions than your opponent, say less than your opponent)</text:p>
        </text:list-item>
      </text:list>
      <text:p text:style-name="P2"/>
      <text:p text:style-name="P2"/>
      <text:p text:style-name="P2">2007.4.22 Coughing</text:p>
      <text:list xml:id="list145256465034049" text:continue-numbering="true" text:style-name="L3">
        <text:list-item>
          <text:p text:style-name="P3">no backup glasses <text:span text:style-name="T2">(always back up wherever that can go wrong)</text:span></text:p>
        </text:list-item>
        <text:list-item>
          <text:p text:style-name="P3">Did not sufficiently look for a solution <text:span text:style-name="T2">(always search for solutions, be goal oriented, adopt a scientific approach in finding solutions. Try different methodologies, detailing the methods, successes rate, problems encountered, adopt a checklist approach)</text:span></text:p>
        </text:list-item>
        <text:list-item>
          <text:p text:style-name="P19">Try a variety of medicine including Chinese medicine (Don’t limit yourself to western medicine <text:span text:style-name="T6">or one place, explore more options, explore more places</text:span>)</text:p>
        </text:list-item>
      </text:list>
      <text:p text:style-name="P22"/>
      <text:p text:style-name="P22">2007.6 Stock purchases</text:p>
      <text:list xml:id="list2333319050" text:style-name="L8">
        <text:list-item>
          <text:p text:style-name="P23">bought SOHU and sold in 3 days, bought Novastar financial and held until bankruptcy (lack of knowledge on prospect theory, computer science, lack of awareness on investment biases, behavioral finance was not sufficiently covered in a finance curriculum, <text:span text:style-name="T10">people exhibit risk averse behavior in a gain position and exhibit risk seeking behavior in a loss position, both because U(moving downward) is much more worse U(moving up</text:span>). <text:span text:style-name="T11">People lock in gains to avoid regret, and hold on to losers to avoid turning the loss into reality. When markets panic, investors respond by panicking, this is fight or flight response in which they decide to run in fear of losing everything. They keep buying on losers to average down the cost and cut when market sells into a panic and they cut everything in the liquidity stage. </text:span></text:p>
        </text:list-item>
        <text:list-item>
          <text:p text:style-name="P24">The role of positive reinforcement in the formation of boom and bust cycles not covered in finance. This leads to constant disequilibrium.</text:p>
        </text:list-item>
        <text:list-item>
          <text:p text:style-name="P24">The role of the biases affecting the market participants are not covered in finance. </text:p>
        </text:list-item>
      </text:list>
      <text:p text:style-name="P2"/>
      <text:p text:style-name="P10">2008.4.10 Zhulei</text:p>
      <text:list xml:id="list3779196806" text:style-name="L5">
        <text:list-item>
          <text:p text:style-name="P11">people have the incentive to turn their backs on you any time. (Be friendly, but don’t invest in people)</text:p>
        </text:list-item>
        <text:list-item>
          <text:p text:style-name="P11"/>
        </text:list-item>
      </text:list>
      <text:p text:style-name="P2"/>
      <text:p text:style-name="P12">2009.1</text:p>
      <text:list xml:id="list1084589718" text:style-name="L6">
        <text:list-item>
          <text:p text:style-name="P13">Overinvestment in wmy (<text:span text:style-name="T4">No overinvestment. Always invest less than others.</text:span>)</text:p>
        </text:list-item>
        <text:list-item>
          <text:p text:style-name="P14">Never rely on others <text:span text:style-name="T5">emotionally,</text:span></text:p>
        </text:list-item>
        <text:list-item>
          <text:p text:style-name="P18"/>
        </text:list-item>
      </text:list>
      <text:p text:style-name="P15"/>
      <text:p text:style-name="P16">2009.4 Dalian landlord incident</text:p>
      <text:list xml:id="list1197726541" text:style-name="L7">
        <text:list-item>
          <text:p text:style-name="P17">always prepare for ruthlessness of opponent, <text:span text:style-name="T12">never expect mercy</text:span></text:p>
        </text:list-item>
      </text:list>
      <text:p text:style-name="P16"/>
      <text:p text:style-name="P16"><text:soft-page-break/></text:p>
      <text:p text:style-name="P25">2009.7 Taiwan landlord</text:p>
      <text:list xml:id="list3294898344" text:style-name="L9">
        <text:list-item>
          <text:p text:style-name="P26">did not learn from Taiwan landlord’s real estate lesson. Nely Galan: buy the property your company’s on, the property will be worth more than the land. Taiwan entrepreneurs in China: buying land in Shenzhen, then guanwai, then dongguan, their land is worth more than the company. </text:p>
        </text:list-item>
        <text:list-item>
          <text:p text:style-name="P26"><text:span text:style-name="T13">There is always an incentive for government to increase land prices to get the economy going and make money on taxes. </text:span></text:p>
        </text:list-item>
      </text:list>
      <text:p text:style-name="P25"/>
      <text:p text:style-name="P27">2010.7 left HK</text:p>
      <text:list xml:id="list4276599297" text:style-name="L10">
        <text:list-item>
          <text:p text:style-name="P28">start working and buy properties, learn the TW landlord, buy 2 units and rent out</text:p>
        </text:list-item>
        <text:list-item>
          <text:p text:style-name="P28">financial crisis, its a good time to go into property market</text:p>
        </text:list-item>
      </text:list>
      <text:p text:style-name="P27"/>
      <text:p text:style-name="P29">2010.9 did not leave NY </text:p>
      <text:list xml:id="list3959459802" text:style-name="L11">
        <text:list-item>
          <text:p text:style-name="P30">the program was a terrible program with very bad professors, <text:span text:style-name="T14">was not a top program</text:span></text:p>
        </text:list-item>
        <text:list-item>
          <text:p text:style-name="P31">you should cut loss and exit the program at that point, instead of staying</text:p>
        </text:list-item>
        <text:list-item>
          <text:p text:style-name="P31">focus on the actual program instead of the Columbia name. What you are learning, what money you are making. <text:span text:style-name="T15">No effect on</text:span> your health and wealth. No effect on your asset base and technology. </text:p>
        </text:list-item>
      </text:list>
      <text:p text:style-name="P32"/>
      <text:p text:style-name="P56">2011.6 did not leave NY</text:p>
      <text:list xml:id="list2402453173" text:style-name="L21">
        <text:list-item>
          <text:p text:style-name="P57">after work was done, there was no point in living there. Go back to vancouver, travel around, don’t stay in one place</text:p>
        </text:list-item>
        <text:list-item>
          <text:p text:style-name="P57">your new york experience helps elsewhere, but not in NY</text:p>
        </text:list-item>
        <text:list-item>
          <text:p text:style-name="P58">Always travel, either mind or body on the route of learning stuff.</text:p>
        </text:list-item>
        <text:list-item>
          <text:p text:style-name="P59">Stayed for 6 months, completely useless, until 2013.1</text:p>
        </text:list-item>
      </text:list>
      <text:p text:style-name="P60"/>
      <text:p text:style-name="P1"/>
      <text:p text:style-name="P33">2010 Winter</text:p>
      <text:list xml:id="list840556345" text:style-name="L12">
        <text:list-item>
          <text:p text:style-name="P34">Not in good physical condition in the winter, did not learn the lesson of 2004 Vancouver (depression), 2005 Winter Toronto(depression), 2006 Winter Toronto (heart conditions) ,2007 winter Toronto (<text:span text:style-name="T25">v</text:span>ertigo, <text:span text:style-name="T25">coughing).</text:span></text:p>
        </text:list-item>
      </text:list>
      <text:p text:style-name="Standard"/>
      <text:p text:style-name="P35">2013.6 Pneumonia from Vancouver trip</text:p>
      <text:list xml:id="list3525053511" text:style-name="L17">
        <text:list-item>
          <text:p text:style-name="P48">always wear long sleeve in an environment with lot of germs. When your feet are cold, your WBC cannot protect your noses</text:p>
        </text:list-item>
        <text:list-item>
          <text:p text:style-name="P49">wear long sleeve in an environment where you expect to sit for long term, with poor ventilation <text:span text:style-name="T18">and sick people</text:span></text:p>
        </text:list-item>
      </text:list>
      <text:p text:style-name="P36"/>
      <text:p text:style-name="P37">2017.3 Seafood related stomach problems, </text:p>
      <text:list xml:id="list1507608343" text:style-name="L15">
        <text:list-item>
          <text:p text:style-name="P44">only eat fish with scales and fins</text:p>
        </text:list-item>
        <text:list-item>
          <text:p text:style-name="P44">do not eat any non-fish seafood</text:p>
        </text:list-item>
      </text:list>
      <text:p text:style-name="P37"/>
      <text:p text:style-name="P37">2017.6 Got swindled by online performers</text:p>
      <text:list xml:id="list4139642309" text:style-name="L14">
        <text:list-item>
          <text:p text:style-name="P42">do not have monetary exchanges with anyone</text:p>
        </text:list-item>
        <text:list-item>
          <text:p text:style-name="P45">do not have a relationship with people online</text:p>
        </text:list-item>
      </text:list>
      <text:p text:style-name="P43"/>
      <text:p text:style-name="P37">2017.6 Seafood related stomach problem, <text:span text:style-name="T16">larry, Guangzhou</text:span></text:p>
      <text:list xml:id="list1048550852" text:style-name="L13">
        <text:list-item>
          <text:p text:style-name="P40">did not learn the lesson from 3 months ago in Haikou and ate out twice on the single day. </text:p>
        </text:list-item>
        <text:list-item>
          <text:p text:style-name="P40">Do not eat any seafood other than Salmon <text:span text:style-name="T23">or Mackerel. </text:span></text:p>
        </text:list-item>
      </text:list>
      <text:p text:style-name="P41"/>
      <text:p text:style-name="P46">2017.8 coughing for 1 month</text:p>
      <text:list xml:id="list1124812244" text:style-name="L16">
        <text:list-item>
          <text:p text:style-name="P47">do not buy chinese made furniture/cars,<text:span text:style-name="T17"> poisonous.</text:span></text:p>
        </text:list-item>
      </text:list>
      <text:p text:style-name="P38"/>
      <text:p text:style-name="P54">2018.5 Beijing</text:p>
      <text:list xml:id="list3140220012" text:style-name="L20">
        <text:list-item>
          <text:p text:style-name="P55">very expensive to stay, bad food, bad environment, <text:span text:style-name="T22">0 utility, waste of time</text:span></text:p>
        </text:list-item>
      </text:list>
      <text:p text:style-name="P38"><text:soft-page-break/></text:p>
      <text:p text:style-name="P52">2018.5 Shandong <text:span text:style-name="T24">flu</text:span></text:p>
      <text:list xml:id="list3945991494" text:style-name="L19">
        <text:list-item>
          <text:p text:style-name="P53">Qingdao was locked down → always avoid wherever the leader is going</text:p>
        </text:list-item>
        <text:list-item>
          <text:p text:style-name="P53">Other parts of shandong are very backwards, avoid <text:span text:style-name="T21">Yantai and Haiyang</text:span></text:p>
        </text:list-item>
      </text:list>
      <text:p text:style-name="P38"/>
      <text:p text:style-name="P39">2018 <text:span text:style-name="T34">Winter had a cold</text:span></text:p>
      <text:list xml:id="list679968761" text:style-name="L18">
        <text:list-item>
          <text:p text:style-name="P50">had 5 days of exposure per week to APLUS, no windows, full of sick people</text:p>
        </text:list-item>
        <text:list-item>
          <text:p text:style-name="P51">carby diet, with lot of purchased sweets and bread <text:span text:style-name="T20">and icecream</text:span></text:p>
        </text:list-item>
      </text:list>
      <text:p text:style-name="P39"/>
      <text:p text:style-name="Standard"/>
      <text:p text:style-name="Standard"/>
      <text:p text:style-name="P61">Synthesis </text:p>
      <text:list xml:id="list2715199761" text:style-name="L22">
        <text:list-item>
          <text:p text:style-name="P63">Don’t eat seafood, it caused most physical pains including Jan 1999 in Wenzhou (eating 虾爬）, Jun 2008 in Dalian (eating 蚬子<text:span text:style-name="T30">)</text:span>, Mar 2017 in Haikou<text:span text:style-name="T30">(all you can eat)</text:span>, Jun 2017 in Shenzhen (观海). <text:span text:style-name="T29">(煲仔饭 never caused any problems, chicken, beef, lamb never caused any problems)</text:span></text:p>
        </text:list-item>
        <text:list-item>
          <text:p text:style-name="P62"><text:span text:style-name="T26">Stay in the tropics for winter. Winter in cold regions resulted in 2004 depression in vancouver, 2005 depression in toronto, 2006 heart problem in toronto, 2007 vertigo in toronto, (2008 winter was fine due to wmy) 2009 boredom in harbin, 2010 deterioration of mental and physical health in NYC, 2011 poor job performance in NYC, 2012 eating deliveries in NYC. (2013 working in HK better, eating at CCT, 2014 no memories, 2015 poor winter, learning Java, 2016 no memories, 2017 Hainan, 2018 poor memories in Shenzhen learning K+J at APLUS) Best winters: Jan-Apr 2018 in Haikou+Sanya. End of 2018 in Shenzhen was not good, was cold. Winters never improve utility, they are a big life drag. <text:s/></text:span></text:p>
        </text:list-item>
        <text:list-item>
          <text:p text:style-name="P62"><text:span text:style-name="T27">Don’t work for someone else. When you work for someone else, you become lazy and complacent.</text:span></text:p>
        </text:list-item>
        <text:list-item>
          <text:p text:style-name="P62"><text:span text:style-name="T28">Don’t go to school. It causes physical and mental deterioration, laziness, stupor, confusion. </text:span></text:p>
        </text:list-item>
        <text:list-item>
          <text:p text:style-name="P64">Overall physical and mental status are feeble and require the environment to be in the best condition, including <text:span text:style-name="T31">good </text:span>weather, <text:span text:style-name="T31">nice </text:span>climate, sunshine, <text:span text:style-name="T32">good food. </text:span></text:p>
        </text:list-item>
        <text:list-item>
          <text:p text:style-name="P65">Your fallback options are Dec-Apr in Hainan, Apr-Nov in Shenzhen. <text:span text:style-name="T33">The better US verion is summer in Vancouver, winter in Souther California (October to April). The goal this year is to support yourself through an expedition in an effort to explore for a better mode of life. When you are in california, search for methodologies to open a business or establish a base there. </text:span></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3:43:53.565651000</meta:creation-date>
    <meta:generator>LibreOffice/6.0.7.3$Linux_X86_64 LibreOffice_project/00m0$Build-3</meta:generator>
    <dc:date>2019-04-15T14:52:55.337735840</dc:date>
    <meta:editing-duration>PT1H8M8S</meta:editing-duration>
    <meta:editing-cycles>107</meta:editing-cycles>
    <meta:document-statistic meta:table-count="0" meta:image-count="0" meta:object-count="0" meta:page-count="3" meta:paragraph-count="75" meta:word-count="1243" meta:character-count="7179" meta:non-whitespace-character-count="6054"/>
  </office:meta>
</office:document-meta>
</file>